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le1" style:family="table" style:master-page-name="MP0">
      <style:table-properties style:width="17cm" fo:margin-left="0cm" style:page-number="auto" table:align="left"/>
    </style:style>
    <style:style style:name="Tabelle1.A" style:family="table-column">
      <style:table-column-properties style:column-width="8.5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/>
    </style:style>
    <style:style style:name="P2" style:family="paragraph" style:parent-style-name="Table_20_Contents">
      <style:text-properties fo:color="#000000"/>
    </style:style>
    <style:style style:name="P3" style:family="paragraph" style:parent-style-name="Text_20_body">
      <style:text-properties style:font-name="Arial" fo:font-size="11pt" style:font-size-asian="11pt"/>
    </style:style>
    <style:style style:name="P4" style:family="paragraph" style:parent-style-name="Table_20_Contents">
      <style:text-properties fo:color="#000000" officeooo:rsid="00101544" officeooo:paragraph-rsid="00101544"/>
    </style:style>
    <style:style style:name="P5" style:family="paragraph" style:parent-style-name="Table_20_Contents" style:list-style-name="L1">
      <style:paragraph-properties fo:margin-top="0cm" fo:margin-bottom="0.353cm" loext:contextual-spacing="false" fo:line-height="115%"/>
      <style:text-properties fo:color="#000000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2">8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2">Login über LDAP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2">Ich als Nutzer möchte mich mit dem SSO der Fachschaft Informatik über eine LDAP-Anbindung in die Ticketverwaltung anmelden könn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list xml:id="list2348632439" text:style-name="L1">
              <text:list-item>
                <text:p text:style-name="P5">Ein Nutzer mit vorhandenem Profil kann sich anmelden.</text:p>
              </text:list-item>
              <text:list-item>
                <text:p text:style-name="P5">SSO Nutzer der Fachschaft können sich anmelden.</text:p>
              </text:list-item>
            </text:list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2">8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2">Alexander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6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2">9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2">8/9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18-11-14T21:05:00Z</meta:creation-date>
    <dc:date>2019-03-28T18:43:18.921000000</dc:date>
    <meta:editing-cycles>9</meta:editing-cycles>
    <meta:editing-duration>PT5S</meta:editing-duration>
    <meta:document-statistic meta:table-count="1" meta:image-count="0" meta:object-count="0" meta:page-count="1" meta:paragraph-count="20" meta:word-count="60" meta:character-count="406" meta:non-whitespace-character-count="368"/>
    <meta:template xlink:type="simple" xlink:actuate="onRequest" xlink:title="" xlink:href="Normal.dotm"/>
  </office:meta>
</office:document-meta>
</file>